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17679*"/>
    </style:style>
    <style:style style:name="Table1.B" style:family="table-column">
      <style:table-column-properties style:column-width="4.3639in" style:rel-column-width="36642*"/>
    </style:style>
    <style:style style:name="Table1.C" style:family="table-column">
      <style:table-column-properties style:column-width="0.6688in" style:rel-column-width="5615*"/>
    </style:style>
    <style:style style:name="Table1.D" style:family="table-column">
      <style:table-column-properties style:column-width="0.6667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0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0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0" office:value-type="float" office:value="0">
            <text:p text:style-name="Table_20_Contents">0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PICK</text:p>
          </table:table-cell>
          <table:table-cell table:style-name="Table1.A2" office:value-type="string">
            <text:p text:style-name="Table_20_Contents">Duplicates an item top elements back to top</text:p>
          </table:table-cell>
          <table:table-cell table:style-name="Table1.C20" office:value-type="float" office:value="1">
            <text:p text:style-name="Table_20_Contents">1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OLL</text:p>
          </table:table-cell>
          <table:table-cell table:style-name="Table1.A2" office:value-type="string">
            <text:p text:style-name="Table_20_Contents">Moves an item top elements back to top</text:p>
          </table:table-cell>
          <table:table-cell table:style-name="Table1.C20" office:value-type="float" office:value="2">
            <text:p text:style-name="Table_20_Contents">2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OALT</text:p>
          </table:table-cell>
          <table:table-cell table:style-name="Table1.A2" office:value-type="string">
            <text:p text:style-name="Table_20_Contents">Moves top to alt stack</text:p>
          </table:table-cell>
          <table:table-cell table:style-name="Table1.C20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1 alt</text:p>
          </table:table-cell>
        </table:table-row>
        <table:table-row>
          <table:table-cell table:style-name="Table1.A2" office:value-type="string">
            <text:p text:style-name="Table_20_Contents">FROMALT</text:p>
          </table:table-cell>
          <table:table-cell table:style-name="Table1.A2" office:value-type="string">
            <text:p text:style-name="Table_20_Contents">Moves top of alt stack to top</text:p>
          </table:table-cell>
          <table:table-cell table:style-name="Table1.A2" office:value-type="string">
            <text:p text:style-name="Table_20_Contents">1 alt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LTDEPTH</text:p>
          </table:table-cell>
          <table:table-cell table:style-name="Table1.A2" office:value-type="string">
            <text:p text:style-name="Table_20_Contents">Pushes the size of the alt stack</text:p>
          </table:table-cell>
          <table:table-cell table:style-name="Table1.C20" office:value-type="float" office:value="0">
            <text:p text:style-name="Table_20_Contents">0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ext:soft-page-break/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4T11:20:25.32</dc:date>
    <dc:creator>William Fries</dc:creator>
    <meta:editing-duration>PT5H28M5S</meta:editing-duration>
    <meta:editing-cycles>14</meta:editing-cycles>
    <meta:generator>OpenOffice/4.1.1$Win32 OpenOffice.org_project/411m6$Build-9775</meta:generator>
    <meta:document-statistic meta:table-count="1" meta:image-count="0" meta:object-count="0" meta:page-count="2" meta:paragraph-count="196" meta:word-count="453" meta:character-count="1844"/>
  </office:meta>
</office:document-meta>
</file>